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15d71b" officeooo:paragraph-rsid="0015d71b" fo:background-color="#ff6666"/>
    </style:style>
    <style:style style:name="P4" style:family="paragraph" style:parent-style-name="Standard">
      <style:text-properties officeooo:rsid="00a29f21" officeooo:paragraph-rsid="00a29f21" fo:background-color="transparent"/>
    </style:style>
    <style:style style:name="P5" style:family="paragraph" style:parent-style-name="Standard">
      <style:text-properties officeooo:rsid="00a34157" officeooo:paragraph-rsid="00a34157" fo:background-color="transparent"/>
    </style:style>
    <style:style style:name="P6" style:family="paragraph" style:parent-style-name="Standard">
      <style:text-properties officeooo:rsid="00a83b71" officeooo:paragraph-rsid="00a83b71" fo:background-color="transparent"/>
    </style:style>
    <style:style style:name="P7" style:family="paragraph" style:parent-style-name="Standard">
      <style:text-properties officeooo:rsid="00ee50d4" officeooo:paragraph-rsid="00ee50d4" fo:background-color="transparent"/>
    </style:style>
    <style:style style:name="P8" style:family="paragraph" style:parent-style-name="Standard">
      <style:text-properties style:text-position="0% 100%" officeooo:rsid="00c849f6" officeooo:paragraph-rsid="00c849f6" fo:background-color="transparent"/>
    </style:style>
    <style:style style:name="P9" style:family="paragraph" style:parent-style-name="Standard" style:list-style-name="L1">
      <style:text-properties officeooo:rsid="00055b8b" officeooo:paragraph-rsid="00055b8b" fo:background-color="#ff6666"/>
    </style:style>
    <style:style style:name="P10" style:family="paragraph" style:parent-style-name="Standard" style:list-style-name="L1">
      <style:text-properties officeooo:rsid="00055b8b" officeooo:paragraph-rsid="007a76c8" fo:background-color="#ff6666"/>
    </style:style>
    <style:style style:name="P11" style:family="paragraph" style:parent-style-name="Standard" style:list-style-name="L1">
      <style:text-properties officeooo:rsid="007cc6dc" officeooo:paragraph-rsid="00b2b0d3" fo:background-color="#ff6666"/>
    </style:style>
    <style:style style:name="P12" style:family="paragraph" style:parent-style-name="Standard" style:list-style-name="L1">
      <style:text-properties officeooo:rsid="0083ccca" officeooo:paragraph-rsid="0083ccca" fo:background-color="#ff6666"/>
    </style:style>
    <style:style style:name="P13" style:family="paragraph" style:parent-style-name="Standard" style:list-style-name="L1">
      <style:text-properties officeooo:rsid="0007acc1" officeooo:paragraph-rsid="0007acc1" fo:background-color="#ff6666"/>
    </style:style>
    <style:style style:name="P14" style:family="paragraph" style:parent-style-name="Standard" style:list-style-name="L1">
      <style:text-properties officeooo:rsid="0007acc1" officeooo:paragraph-rsid="0112c5bc" fo:background-color="#ff6666"/>
    </style:style>
    <style:style style:name="P15" style:family="paragraph" style:parent-style-name="Standard">
      <style:text-properties officeooo:rsid="004cad31" officeooo:paragraph-rsid="000efa54" fo:background-color="#ff6666"/>
    </style:style>
    <style:style style:name="P16" style:family="paragraph" style:parent-style-name="Standard" style:list-style-name="L1">
      <style:text-properties officeooo:rsid="007cc6dc" officeooo:paragraph-rsid="007cc6dc" fo:background-color="#ffcc00"/>
    </style:style>
    <style:style style:name="P17" style:family="paragraph" style:parent-style-name="Standard" style:list-style-name="L1">
      <style:text-properties officeooo:rsid="0082a0bc" officeooo:paragraph-rsid="0082a0bc" fo:background-color="#ffcc00"/>
    </style:style>
    <style:style style:name="P18" style:family="paragraph" style:parent-style-name="Standard" style:list-style-name="L1">
      <style:text-properties officeooo:rsid="00f0f412" officeooo:paragraph-rsid="00f0f412" fo:background-color="#ffcc00"/>
    </style:style>
    <style:style style:name="P19" style:family="paragraph" style:parent-style-name="Standard" style:list-style-name="L1">
      <style:text-properties officeooo:rsid="00f0f412" officeooo:paragraph-rsid="00f0f412" fo:background-color="#ffcc00"/>
    </style:style>
    <style:style style:name="P20" style:family="paragraph" style:parent-style-name="Standard" style:list-style-name="L1">
      <style:text-properties officeooo:rsid="00055b8b" officeooo:paragraph-rsid="00055b8b" fo:background-color="#ffcc00"/>
    </style:style>
    <style:style style:name="P21" style:family="paragraph" style:parent-style-name="Standard" style:list-style-name="L1">
      <style:text-properties officeooo:rsid="0037dcc4" officeooo:paragraph-rsid="0037dcc4" fo:background-color="#ffcc00"/>
    </style:style>
    <style:style style:name="P22" style:family="paragraph" style:parent-style-name="Standard" style:list-style-name="L1">
      <style:text-properties officeooo:rsid="000cd67d" officeooo:paragraph-rsid="000cd67d" fo:background-color="#ffcc00"/>
    </style:style>
    <style:style style:name="P23" style:family="paragraph" style:parent-style-name="Standard" style:list-style-name="L1">
      <style:text-properties officeooo:rsid="00437d70" officeooo:paragraph-rsid="00437d70" fo:background-color="#ffcc00"/>
    </style:style>
    <style:style style:name="P24" style:family="paragraph" style:parent-style-name="Standard" style:list-style-name="L1">
      <style:text-properties officeooo:rsid="0125b9ea" officeooo:paragraph-rsid="0125b9ea" fo:background-color="#ffcc00"/>
    </style:style>
    <style:style style:name="P25" style:family="paragraph" style:parent-style-name="Standard" style:list-style-name="L1">
      <style:text-properties officeooo:rsid="012c8796" officeooo:paragraph-rsid="012c8796" fo:background-color="#ffcc00"/>
    </style:style>
    <style:style style:name="P26" style:family="paragraph" style:parent-style-name="Standard" style:list-style-name="L1">
      <style:text-properties officeooo:rsid="012f3ca7" officeooo:paragraph-rsid="012f3ca7" fo:background-color="#ffcc00"/>
    </style:style>
    <style:style style:name="P27" style:family="paragraph" style:parent-style-name="Standard" style:list-style-name="L1">
      <style:text-properties officeooo:rsid="01327f67" officeooo:paragraph-rsid="01327f67" fo:background-color="#ffcc00"/>
    </style:style>
    <style:style style:name="P28" style:family="paragraph" style:parent-style-name="Standard" style:list-style-name="L1">
      <style:text-properties officeooo:rsid="0133a518" officeooo:paragraph-rsid="0133a518" fo:background-color="#ffcc00"/>
    </style:style>
    <style:style style:name="P29" style:family="paragraph" style:parent-style-name="Standard" style:list-style-name="L1">
      <style:text-properties officeooo:rsid="0133f657" officeooo:paragraph-rsid="0133f657" fo:background-color="#ffcc00"/>
    </style:style>
    <style:style style:name="P30" style:family="paragraph" style:parent-style-name="Standard" style:list-style-name="L1">
      <style:text-properties officeooo:rsid="0135caa1" officeooo:paragraph-rsid="0135caa1" fo:background-color="#ffcc00"/>
    </style:style>
    <style:style style:name="P31" style:family="paragraph" style:parent-style-name="Standard" style:list-style-name="L1">
      <style:text-properties officeooo:rsid="00e153b9" officeooo:paragraph-rsid="00e153b9" fo:background-color="#ffcc00"/>
    </style:style>
    <style:style style:name="P32" style:family="paragraph" style:parent-style-name="Standard" style:list-style-name="L1">
      <style:text-properties officeooo:rsid="007f9da2" officeooo:paragraph-rsid="007f9da2" fo:background-color="#66ff99"/>
    </style:style>
    <style:style style:name="P33" style:family="paragraph" style:parent-style-name="Standard" style:list-style-name="L1">
      <style:text-properties officeooo:rsid="0082a0bc" officeooo:paragraph-rsid="0082a0bc" fo:background-color="#66ff99"/>
    </style:style>
    <style:style style:name="P34" style:family="paragraph" style:parent-style-name="Standard" style:list-style-name="L1">
      <style:text-properties officeooo:rsid="00f0f412" officeooo:paragraph-rsid="00f0f412" fo:background-color="#66ff99"/>
    </style:style>
    <style:style style:name="P35" style:family="paragraph" style:parent-style-name="Standard" style:list-style-name="L1">
      <style:text-properties officeooo:rsid="0083ccca" officeooo:paragraph-rsid="0083ccca" fo:background-color="#66ff99"/>
    </style:style>
    <style:style style:name="P36" style:family="paragraph" style:parent-style-name="Standard" style:list-style-name="L1">
      <style:text-properties officeooo:rsid="000cd67d" officeooo:paragraph-rsid="000cd67d" fo:background-color="#66ff99"/>
    </style:style>
    <style:style style:name="P37" style:family="paragraph" style:parent-style-name="Standard" style:list-style-name="L1">
      <style:text-properties officeooo:rsid="000e11a7" officeooo:paragraph-rsid="000e11a7" fo:background-color="#66ff99"/>
    </style:style>
    <style:style style:name="P38" style:family="paragraph" style:parent-style-name="Standard" style:list-style-name="L1">
      <style:text-properties officeooo:rsid="00f8d25a" officeooo:paragraph-rsid="00f8d25a" fo:background-color="#66ff99"/>
    </style:style>
    <style:style style:name="P39" style:family="paragraph" style:parent-style-name="Standard" style:list-style-name="L1">
      <style:text-properties officeooo:rsid="00ff12d6" officeooo:paragraph-rsid="00ff12d6" fo:background-color="#66ff99"/>
    </style:style>
    <style:style style:name="P40" style:family="paragraph" style:parent-style-name="Standard" style:list-style-name="L1">
      <style:text-properties officeooo:rsid="00ffcc8c" officeooo:paragraph-rsid="00ffcc8c" fo:background-color="#66ff99"/>
    </style:style>
    <style:style style:name="P41" style:family="paragraph" style:parent-style-name="Standard" style:list-style-name="L1">
      <style:text-properties officeooo:rsid="01045035" officeooo:paragraph-rsid="01045035" fo:background-color="#66ff99"/>
    </style:style>
    <style:style style:name="P42" style:family="paragraph" style:parent-style-name="Standard" style:list-style-name="L1">
      <style:text-properties officeooo:rsid="0089c828" officeooo:paragraph-rsid="0089c828" fo:background-color="#66ff99"/>
    </style:style>
    <style:style style:name="P43" style:family="paragraph" style:parent-style-name="Standard" style:list-style-name="L1">
      <style:text-properties officeooo:rsid="008ae73a" officeooo:paragraph-rsid="008ae73a" fo:background-color="#66ff99"/>
    </style:style>
    <style:style style:name="P44" style:family="paragraph" style:parent-style-name="Standard" style:list-style-name="L1">
      <style:text-properties officeooo:rsid="008ae73a" officeooo:paragraph-rsid="00b1a4cf" fo:background-color="#66ff99"/>
    </style:style>
    <style:style style:name="P45" style:family="paragraph" style:parent-style-name="Standard" style:list-style-name="L1">
      <style:text-properties officeooo:rsid="0097395d" officeooo:paragraph-rsid="0097395d" fo:background-color="#66ff99"/>
    </style:style>
    <style:style style:name="P46" style:family="paragraph" style:parent-style-name="Standard" style:list-style-name="L1">
      <style:text-properties officeooo:rsid="009f5920" officeooo:paragraph-rsid="009f5920" fo:background-color="#66ff99"/>
    </style:style>
    <style:style style:name="P47" style:family="paragraph" style:parent-style-name="Standard" style:list-style-name="L1">
      <style:text-properties officeooo:rsid="00a420cb" officeooo:paragraph-rsid="00a420cb" fo:background-color="#66ff99"/>
    </style:style>
    <style:style style:name="P48" style:family="paragraph" style:parent-style-name="Standard" style:list-style-name="L1">
      <style:text-properties officeooo:rsid="00b0d7ef" officeooo:paragraph-rsid="00b0d7ef" fo:background-color="#66ff99"/>
    </style:style>
    <style:style style:name="P49" style:family="paragraph" style:parent-style-name="Standard" style:list-style-name="L1">
      <style:text-properties officeooo:rsid="00b0d7ef" officeooo:paragraph-rsid="00b1a4cf" fo:background-color="#66ff99"/>
    </style:style>
    <style:style style:name="P50" style:family="paragraph" style:parent-style-name="Standard" style:list-style-name="L1">
      <style:text-properties officeooo:rsid="008cf05b" officeooo:paragraph-rsid="008cf05b" fo:background-color="#66ff99"/>
    </style:style>
    <style:style style:name="P51" style:family="paragraph" style:parent-style-name="Standard" style:list-style-name="L1">
      <style:text-properties officeooo:rsid="008e3ebd" officeooo:paragraph-rsid="008e3ebd" fo:background-color="#66ff99"/>
    </style:style>
    <style:style style:name="P52" style:family="paragraph" style:parent-style-name="Standard" style:list-style-name="L1">
      <style:text-properties officeooo:rsid="00bb78fb" officeooo:paragraph-rsid="00bb78fb" fo:background-color="#66ff99"/>
    </style:style>
    <style:style style:name="P53" style:family="paragraph" style:parent-style-name="Standard" style:list-style-name="L1">
      <style:text-properties officeooo:rsid="00c1919c" officeooo:paragraph-rsid="00c1919c" fo:background-color="#66ff99"/>
    </style:style>
    <style:style style:name="P54" style:family="paragraph" style:parent-style-name="Standard" style:list-style-name="L1">
      <style:text-properties officeooo:rsid="00d3fc34" officeooo:paragraph-rsid="00d3fc34" fo:background-color="#66ff99"/>
    </style:style>
    <style:style style:name="P55" style:family="paragraph" style:parent-style-name="Standard" style:list-style-name="L1">
      <style:text-properties officeooo:rsid="00d5588d" officeooo:paragraph-rsid="00d5588d" fo:background-color="#66ff99"/>
    </style:style>
    <style:style style:name="P56" style:family="paragraph" style:parent-style-name="Standard" style:list-style-name="L1">
      <style:text-properties officeooo:rsid="00ad6503" officeooo:paragraph-rsid="00cc8956" fo:background-color="#66ff99"/>
    </style:style>
    <style:style style:name="P57" style:family="paragraph" style:parent-style-name="Standard" style:list-style-name="L1">
      <style:text-properties officeooo:rsid="00055b8b" officeooo:paragraph-rsid="00055b8b" fo:background-color="#66ff99"/>
    </style:style>
    <style:style style:name="P58" style:family="paragraph" style:parent-style-name="Standard" style:list-style-name="L1">
      <style:text-properties officeooo:rsid="0035481c" officeooo:paragraph-rsid="0035481c" fo:background-color="#66ff99"/>
    </style:style>
    <style:style style:name="P59" style:family="paragraph" style:parent-style-name="Standard" style:list-style-name="L1">
      <style:text-properties officeooo:rsid="0036f21a" officeooo:paragraph-rsid="0036f21a" fo:background-color="#66ff99"/>
    </style:style>
    <style:style style:name="P60" style:family="paragraph" style:parent-style-name="Standard" style:list-style-name="L1">
      <style:text-properties officeooo:rsid="000b4596" officeooo:paragraph-rsid="000b4596" fo:background-color="#66ff99"/>
    </style:style>
    <style:style style:name="P61" style:family="paragraph" style:parent-style-name="Standard" style:list-style-name="L1">
      <style:text-properties officeooo:rsid="00391b0a" officeooo:paragraph-rsid="00391b0a" fo:background-color="#66ff99"/>
    </style:style>
    <style:style style:name="P62" style:family="paragraph" style:parent-style-name="Standard" style:list-style-name="L1">
      <style:text-properties officeooo:rsid="00391b0a" officeooo:paragraph-rsid="004497a8" fo:background-color="#66ff99"/>
    </style:style>
    <style:style style:name="P63" style:family="paragraph" style:parent-style-name="Standard" style:list-style-name="L1">
      <style:text-properties officeooo:rsid="00475e18" officeooo:paragraph-rsid="00475e18" fo:background-color="#66ff99"/>
    </style:style>
    <style:style style:name="P64" style:family="paragraph" style:parent-style-name="Standard" style:list-style-name="L1">
      <style:text-properties officeooo:rsid="0045ae05" officeooo:paragraph-rsid="0045ae05" fo:background-color="#66ff99"/>
    </style:style>
    <style:style style:name="P65" style:family="paragraph" style:parent-style-name="Standard" style:list-style-name="L1">
      <style:text-properties officeooo:rsid="00407522" officeooo:paragraph-rsid="00407522" fo:background-color="#66ff99"/>
    </style:style>
    <style:style style:name="P66" style:family="paragraph" style:parent-style-name="Standard" style:list-style-name="L1">
      <style:text-properties officeooo:rsid="000bb8e4" officeooo:paragraph-rsid="000bb8e4" fo:background-color="#66ff99"/>
    </style:style>
    <style:style style:name="P67" style:family="paragraph" style:parent-style-name="Standard" style:list-style-name="L1">
      <style:text-properties officeooo:rsid="000bb8e4" officeooo:paragraph-rsid="0070e143" fo:background-color="#66ff99"/>
    </style:style>
    <style:style style:name="P68" style:family="paragraph" style:parent-style-name="Standard" style:list-style-name="L1">
      <style:text-properties officeooo:rsid="00495b1f" officeooo:paragraph-rsid="00495b1f" fo:background-color="#66ff99"/>
    </style:style>
    <style:style style:name="P69" style:family="paragraph" style:parent-style-name="Standard" style:list-style-name="L1">
      <style:text-properties officeooo:rsid="006985ac" officeooo:paragraph-rsid="006985ac" fo:background-color="#66ff99"/>
    </style:style>
    <style:style style:name="P70" style:family="paragraph" style:parent-style-name="Standard" style:list-style-name="L1">
      <style:text-properties officeooo:rsid="006f3d21" officeooo:paragraph-rsid="006f3d21" fo:background-color="#66ff99"/>
    </style:style>
    <style:style style:name="P71" style:family="paragraph" style:parent-style-name="Standard" style:list-style-name="L1">
      <style:text-properties officeooo:rsid="0070e143" officeooo:paragraph-rsid="0070e143" fo:background-color="#66ff99"/>
    </style:style>
    <style:style style:name="P72" style:family="paragraph" style:parent-style-name="Standard" style:list-style-name="L1">
      <style:text-properties officeooo:rsid="0007acc1" officeooo:paragraph-rsid="0007acc1" fo:background-color="#66ff99"/>
    </style:style>
    <style:style style:name="P73" style:family="paragraph" style:parent-style-name="Standard" style:list-style-name="L1">
      <style:text-properties officeooo:rsid="0122d579" officeooo:paragraph-rsid="0122d579" fo:background-color="#66ff99"/>
    </style:style>
    <style:style style:name="P74" style:family="paragraph" style:parent-style-name="Standard">
      <style:text-properties style:text-position="0% 100%" officeooo:rsid="00a83b71" officeooo:paragraph-rsid="00a83b71" fo:background-color="transparent"/>
    </style:style>
    <style:style style:name="P75" style:family="paragraph" style:parent-style-name="Standard">
      <style:text-properties style:text-position="0% 100%" officeooo:rsid="010e0316" officeooo:paragraph-rsid="010e0316" fo:background-color="transparent"/>
    </style:style>
    <style:style style:name="P76" style:family="paragraph" style:parent-style-name="Standard">
      <style:text-properties style:text-position="0% 100%" officeooo:rsid="011b77c0" officeooo:paragraph-rsid="011b77c0" fo:background-color="transparent"/>
    </style:style>
    <style:style style:name="P77" style:family="paragraph" style:parent-style-name="Standard">
      <style:text-properties style:text-position="0% 100%" officeooo:rsid="013a22bd" officeooo:paragraph-rsid="013a22bd" fo:background-color="transparent"/>
    </style:style>
    <style:style style:name="P78" style:family="paragraph" style:parent-style-name="Standard">
      <style:text-properties officeooo:rsid="002d0652" officeooo:paragraph-rsid="0007acc1" fo:background-color="transparent"/>
    </style:style>
    <style:style style:name="P79" style:family="paragraph" style:parent-style-name="Standard" style:list-style-name="L2">
      <style:text-properties officeooo:paragraph-rsid="011b77c0"/>
    </style:style>
    <style:style style:name="P80" style:family="paragraph" style:parent-style-name="Standard">
      <style:text-properties officeooo:rsid="011b77c0" officeooo:paragraph-rsid="011b77c0"/>
    </style:style>
    <style:style style:name="P81" style:family="paragraph" style:parent-style-name="Standard" style:list-style-name="L4">
      <style:text-properties officeooo:rsid="011b77c0" officeooo:paragraph-rsid="011b77c0"/>
    </style:style>
    <style:style style:name="P82" style:family="paragraph" style:parent-style-name="Standard" style:list-style-name="L5">
      <style:text-properties officeooo:rsid="011b77c0" officeooo:paragraph-rsid="011b77c0"/>
    </style:style>
    <style:style style:name="P83" style:family="paragraph" style:parent-style-name="Standard" style:list-style-name="L4">
      <style:text-properties officeooo:rsid="011d8371" officeooo:paragraph-rsid="011d8371"/>
    </style:style>
    <style:style style:name="P84" style:family="paragraph" style:parent-style-name="Standard" style:list-style-name="L5">
      <style:text-properties officeooo:rsid="0136cb5d" officeooo:paragraph-rsid="0136cb5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9146cf"/>
    </style:style>
    <style:style style:name="T10" style:family="text">
      <style:text-properties officeooo:rsid="009478fb"/>
    </style:style>
    <style:style style:name="T11" style:family="text">
      <style:text-properties officeooo:rsid="009a32e6"/>
    </style:style>
    <style:style style:name="T12" style:family="text">
      <style:text-properties officeooo:rsid="009b26d2"/>
    </style:style>
    <style:style style:name="T13" style:family="text">
      <style:text-properties officeooo:rsid="00a2cde8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bb7856"/>
    </style:style>
    <style:style style:name="T17" style:family="text">
      <style:text-properties style:text-position="0% 100%" fo:background-color="transparent" loext:char-shading-value="0"/>
    </style:style>
    <style:style style:name="T18" style:family="text">
      <style:text-properties style:text-position="0% 100%" officeooo:rsid="011b77c0" fo:background-color="transparent" loext:char-shading-value="0"/>
    </style:style>
    <style:style style:name="T19" style:family="text">
      <style:text-properties officeooo:rsid="00e29477"/>
    </style:style>
    <style:style style:name="T20" style:family="text">
      <style:text-properties officeooo:rsid="012d7115"/>
    </style:style>
    <style:style style:name="T21" style:family="text">
      <style:text-properties officeooo:rsid="013098db"/>
    </style:style>
    <style:style style:name="T22" style:family="text">
      <style:text-properties officeooo:rsid="01315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1673456899485112002" text:style-name="L1">
        <text:list-item>
          <text:p text:style-name="P9">Introduction</text:p>
          <text:p text:style-name="P10"/>
        </text:list-item>
        <text:list-item>
          <text:p text:style-name="P16">Contexte et objectifs</text:p>
          <text:list>
            <text:list-item>
              <text:p text:style-name="P11">Projet QuChemPed<text:span text:style-name="T7">ia</text:span></text:p>
            </text:list-item>
            <text:list-item>
              <text:p text:style-name="P32">Enjeux en chimie</text:p>
              <text:list>
                <text:list-item>
                  <text:p text:style-name="P31">Prédiction de propriétés moléculaires</text:p>
                </text:list-item>
                <text:list-item>
                  <text:p text:style-name="P31">Optimisation <text:span text:style-name="T19">de la géométrie moléculaire</text:span></text:p>
                </text:list-item>
              </text:list>
            </text:list-item>
            <text:list-item>
              <text:p text:style-name="P17">Utilisation de modèles d’apprentissage automatique</text:p>
              <text:list>
                <text:list-item>
                  <text:p text:style-name="P33">Principes fondamentaux <text:span text:style-name="T8">(+sur-ajustement → régularisation + recherche quadrillage)</text:span></text:p>
                  <text:list>
                    <text:list-item>
                      <text:p text:style-name="P34">Séparation des jeux de données</text:p>
                    </text:list-item>
                    <text:list-item>
                      <text:p text:style-name="P34">Validation croisée</text:p>
                    </text:list-item>
                    <text:list-item>
                      <text:p text:style-name="P34">Recherche des paramètres optimaux</text:p>
                    </text:list-item>
                    <text:list-item>
                      <text:p text:style-name="P34">Prévention du sur-ajustement</text:p>
                    </text:list-item>
                  </text:list>
                </text:list-item>
                <text:list-item>
                  <text:p text:style-name="P17">Entraînement de réseaux de neurones</text:p>
                  <text:list>
                    <text:list-item>
                      <text:p text:style-name="P35">Principe</text:p>
                    </text:list-item>
                    <text:list-item>
                      <text:p text:style-name="P19">Bibliothèques logicielles <text:span text:style-name="T22">+ Jupyter notebook</text:span></text:p>
                    </text:list-item>
                    <text:list-item>
                      <text:p text:style-name="P18">Hyper-paramètres</text:p>
                      <text:p text:style-name="P12"/>
                    </text:list-item>
                  </text:list>
                </text:list-item>
              </text:list>
            </text:list-item>
          </text:list>
        </text:list-item>
        <text:list-item>
          <text:p text:style-name="P20">Représentations géométriques moléculaires</text:p>
          <text:list>
            <text:list-item>
              <text:p text:style-name="P21">Intro (autres propriétés modèles)</text:p>
            </text:list-item>
            <text:list-item>
              <text:p text:style-name="P22">Matrice des coordonnées atomiques</text:p>
            </text:list-item>
            <text:list-item>
              <text:p text:style-name="P36">Matrice réduite des distances inter-atomiques</text:p>
              <text:list>
                <text:list-item>
                  <text:p text:style-name="P36">Motivation</text:p>
                </text:list-item>
                <text:list-item>
                  <text:p text:style-name="P36">Formalisation</text:p>
                </text:list-item>
                <text:list-item>
                  <text:p text:style-name="P36">Reconstruction des molécules</text:p>
                </text:list-item>
              </text:list>
            </text:list-item>
            <text:list-item>
              <text:p text:style-name="P36">Matrice des distances à des points fixes</text:p>
              <text:list>
                <text:list-item>
                  <text:p text:style-name="P36">Motivation</text:p>
                </text:list-item>
                <text:list-item>
                  <text:p text:style-name="P36">Formalisation</text:p>
                </text:list-item>
                <text:list-item>
                  <text:p text:style-name="P36">Reconstruction des molécules</text:p>
                </text:list-item>
              </text:list>
            </text:list-item>
            <text:list-item>
              <text:p text:style-name="P22">Représentation locale des liaisons covalentes</text:p>
              <text:list>
                <text:list-item>
                  <text:p text:style-name="P37">Motivation</text:p>
                </text:list-item>
                <text:list-item>
                  <text:p text:style-name="P37">Classes positionnelles</text:p>
                </text:list-item>
                <text:list-item>
                  <text:p text:style-name="P37">Distances aux atomes de la liaison</text:p>
                </text:list-item>
                <text:list-item>
                  <text:p text:style-name="P23">Restriction au voisinage le plus proche</text:p>
                </text:list-item>
              </text:list>
            </text:list-item>
          </text:list>
        </text:list-item>
      </text:list>
      <text:p text:style-name="P3"/>
      <text:list xml:id="list80712490397691" text:continue-numbering="true" text:style-name="L1">
        <text:list-item>
          <text:p text:style-name="P38">Données</text:p>
          <text:list>
            <text:list-item>
              <text:p text:style-name="P39">Bases de données moléculaires</text:p>
              <text:list>
                <text:list-item>
                  <text:p text:style-name="P39">Pubchem</text:p>
                </text:list-item>
                <text:list-item>
                  <text:p text:style-name="P39">PubchemQC</text:p>
                </text:list-item>
              </text:list>
            </text:list-item>
            <text:list-item>
              <text:p text:style-name="P40">Analyse des données</text:p>
              <text:list>
                <text:list-item>
                  <text:p text:style-name="P41">Taille des molécules</text:p>
                </text:list-item>
                <text:list-item>
                  <text:p text:style-name="P41">Distribution des liaisons</text:p>
                </text:list-item>
              </text:list>
            </text:list-item>
          </text:list>
        </text:list-item>
      </text:list>
      <text:p text:style-name="P15"/>
      <text:list xml:id="list80712920120371" text:continue-numbering="true" text:style-name="L1">
        <text:list-item>
          <text:p text:style-name="P42">Prédiction de longueurs de liaisons convergées</text:p>
          <text:list>
            <text:list-item>
              <text:p text:style-name="P43">Introduction</text:p>
              <text:list>
                <text:list-item>
                  <text:p text:style-name="P43">Motivation</text:p>
                </text:list-item>
                <text:list-item>
                  <text:p text:style-name="P45">Représentation des données</text:p>
                  <text:list>
                    <text:list-item>
                      <text:p text:style-name="P46">Données en entrée des modèles</text:p>
                    </text:list-item>
                    <text:list-item>
                      <text:p text:style-name="P46">Homogénéisation de la taille des entrées</text:p>
                    </text:list-item>
                    <text:list-item>
                      <text:p text:style-name="P47">Représentation d’une liaison en entrée d’un modèle</text:p>
                    </text:list-item>
                  </text:list>
                </text:list-item>
                <text:list-item>
                  <text:p text:style-name="P43"><text:soft-page-break/>Méthodologie</text:p>
                  <text:list>
                    <text:list-item>
                      <text:p text:style-name="P48">Précision requise</text:p>
                    </text:list-item>
                    <text:list-item>
                      <text:p text:style-name="P49">Classes de modèles</text:p>
                    </text:list-item>
                    <text:list-item>
                      <text:p text:style-name="P44">Nomenclature</text:p>
                    </text:list-item>
                  </text:list>
                </text:list-item>
              </text:list>
            </text:list-item>
            <text:list-item>
              <text:p text:style-name="P43">Prédiction de <text:span text:style-name="T11">longueurs de liaisons </text:span>carbone-carbone</text:p>
              <text:list>
                <text:list-item>
                  <text:p text:style-name="P50">Modèle naïf </text:p>
                </text:list-item>
                <text:list-item>
                  <text:p text:style-name="P51">Restriction au voisinage le plus proche</text:p>
                </text:list-item>
                <text:list-item>
                  <text:p text:style-name="P51">Application de fonctions aux distances</text:p>
                </text:list-item>
                <text:list-item>
                  <text:p text:style-name="P51">Réduction de la <text:span text:style-name="T10">largeur</text:span> du réseau</text:p>
                </text:list-item>
                <text:list-item>
                  <text:p text:style-name="P51">Recherche par quadrillage des paramètres du modèle naïf</text:p>
                </text:list-item>
              </text:list>
            </text:list-item>
            <text:list-item>
              <text:p text:style-name="P43">Généralisation de la méthode <text:span text:style-name="T12">à d’autres liaisons</text:span></text:p>
              <text:list>
                <text:list-item>
                  <text:p text:style-name="P52">Modèle naïf</text:p>
                  <text:list>
                    <text:list-item>
                      <text:p text:style-name="P53">Analyse statistique des erreurs</text:p>
                    </text:list-item>
                    <text:list-item>
                      <text:p text:style-name="P53">Représentation graphique des résultats</text:p>
                    </text:list-item>
                  </text:list>
                </text:list-item>
                <text:list-item>
                  <text:p text:style-name="P52">Restriction au voisinage le plus proche</text:p>
                  <text:list>
                    <text:list-item>
                      <text:p text:style-name="P53">Analyse statistique des erreurs</text:p>
                    </text:list-item>
                    <text:list-item>
                      <text:p text:style-name="P53">Représentation graphique des résultats</text:p>
                    </text:list-item>
                  </text:list>
                </text:list-item>
                <text:list-item>
                  <text:p text:style-name="P52">Application de fonctions aux distances</text:p>
                </text:list-item>
              </text:list>
            </text:list-item>
            <text:list-item>
              <text:p text:style-name="P43">Ouverture à d’autres modèles d’apprentissage automatique<text:span text:style-name="T9">s</text:span></text:p>
              <text:list>
                <text:list-item>
                  <text:p text:style-name="P54">Entraînement de modèles KRR</text:p>
                  <text:list>
                    <text:list-item>
                      <text:p text:style-name="P43">Recherche par quadrillage</text:p>
                    </text:list-item>
                    <text:list-item>
                      <text:p text:style-name="P54">Entraînement d’un modèle et analyse des prédictions</text:p>
                    </text:list-item>
                  </text:list>
                </text:list-item>
                <text:list-item>
                  <text:p text:style-name="P55">Entraînement de modèles SVM</text:p>
                  <text:list>
                    <text:list-item>
                      <text:p text:style-name="P56">Recherche par quadrillage (non aboutie)</text:p>
                      <text:p text:style-name="P56">Entraînement d’un modèle naïf</text:p>
                    </text:list-item>
                  </text:list>
                </text:list-item>
              </text:list>
            </text:list-item>
            <text:list-item>
              <text:p text:style-name="P24">Automatisation des traitements</text:p>
              <text:list>
                <text:list-item>
                  <text:p text:style-name="P25">Motivat<text:span text:style-name="T20">ion</text:span></text:p>
                </text:list-item>
                <text:list-item>
                  <text:p text:style-name="P26">Traitements disponible<text:span text:style-name="T21">s</text:span></text:p>
                  <text:list>
                    <text:list-item>
                      <text:p text:style-name="P27">Séparation du jeu de données</text:p>
                    </text:list-item>
                    <text:list-item>
                      <text:p text:style-name="P28">Génération des entrées des modèles</text:p>
                    </text:list-item>
                    <text:list-item>
                      <text:p text:style-name="P29">Entraînement des modèles</text:p>
                    </text:list-item>
                    <text:list-item>
                      <text:p text:style-name="P29">Recherche par quadrillage</text:p>
                    </text:list-item>
                    <text:list-item>
                      <text:p text:style-name="P30">Représentation graphique des résultats</text:p>
                      <text:p text:style-name="P56"/>
                    </text:list-item>
                  </text:list>
                </text:list-item>
              </text:list>
            </text:list-item>
          </text:list>
        </text:list-item>
        <text:list-item>
          <text:p text:style-name="P57">Prédiction de géométries moléculaires convergées</text:p>
          <text:list>
            <text:list-item>
              <text:p text:style-name="P58">Introduction</text:p>
              <text:list>
                <text:list-item>
                  <text:p text:style-name="P58">Motivation</text:p>
                </text:list-item>
                <text:list-item>
                  <text:p text:style-name="P58">Méthodologie</text:p>
                </text:list-item>
                <text:list-item>
                  <text:p text:style-name="P58">Nomenclatur<text:span text:style-name="T4">e</text:span></text:p>
                </text:list-item>
              </text:list>
            </text:list-item>
            <text:list-item>
              <text:p text:style-name="P59">Modèles</text:p>
              <text:list>
                <text:list-item>
                  <text:p text:style-name="P60"><text:span text:style-name="T3">Rerprésentation des d</text:span>onnées <text:span text:style-name="T2">(+ padding)</text:span></text:p>
                  <text:list>
                    <text:list-item>
                      <text:p text:style-name="P61">Représentations géométriques</text:p>
                    </text:list-item>
                    <text:list-item>
                      <text:p text:style-name="P61">Propriétés atomiques supplémentaires</text:p>
                    </text:list-item>
                    <text:list-item>
                      <text:p text:style-name="P62">Bruit</text:p>
                    </text:list-item>
                    <text:list-item>
                      <text:p text:style-name="P63">Homogénéisation des tailles de données</text:p>
                    </text:list-item>
                    <text:list-item>
                      <text:p text:style-name="P64">Unités</text:p>
                    </text:list-item>
                    <text:list-item>
                      <text:p text:style-name="P65">Synthèse du flux de données</text:p>
                    </text:list-item>
                  </text:list>
                </text:list-item>
                <text:list-item>
                  <text:p text:style-name="P66">Évaluation des performances</text:p>
                  <text:list>
                    <text:list-item>
                      <text:p text:style-name="P68">Fonctions de coût</text:p>
                    </text:list-item>
                    <text:list-item>
                      <text:p text:style-name="P68">Fonctions de validation</text:p>
                    </text:list-item>
                    <text:list-item>
                      <text:p text:style-name="P68">Erreur introduite par le bruit</text:p>
                    </text:list-item>
                  </text:list>
                </text:list-item>
                <text:list-item>
                  <text:p text:style-name="P66">Architectures</text:p>
                </text:list-item>
                <text:list-item>
                  <text:p text:style-name="P66"><text:soft-page-break/><text:span text:style-name="T5">O</text:span>ptimisation des modèles (recherches quadrillage)</text:p>
                </text:list-item>
              </text:list>
            </text:list-item>
            <text:list-item>
              <text:p text:style-name="P69">Résultats</text:p>
              <text:list>
                <text:list-item>
                  <text:p text:style-name="P70">Estimation des performances lors de l’entraînement</text:p>
                </text:list-item>
                <text:list-item>
                  <text:p text:style-name="P70">Analyse détaillée d’un modèle</text:p>
                  <text:list>
                    <text:list-item>
                      <text:p text:style-name="P70">Analyse statistique</text:p>
                    </text:list-item>
                    <text:list-item>
                      <text:p text:style-name="P70">Distribution <text:span text:style-name="T6">de l’erreur absolue</text:span></text:p>
                    </text:list-item>
                    <text:list-item>
                      <text:p text:style-name="P71">Distribution de l’erreur absolue en fonction des cibles</text:p>
                    </text:list-item>
                    <text:list-item>
                      <text:p text:style-name="P71">Distribution des prédictions en fonction des cibles</text:p>
                    </text:list-item>
                  </text:list>
                </text:list-item>
                <text:list-item>
                  <text:p text:style-name="P71">Abandon de la méthode</text:p>
                  <text:p text:style-name="P67"/>
                </text:list-item>
              </text:list>
            </text:list-item>
          </text:list>
        </text:list-item>
        <text:list-item>
          <text:p text:style-name="P72">Perspectives</text:p>
          <text:list>
            <text:list-item>
              <text:p text:style-name="P73">Prédiction des géométries optimisées complètes</text:p>
            </text:list-item>
            <text:list-item>
              <text:p text:style-name="P73">Représentation des données moléculaires</text:p>
              <text:list>
                <text:list-item>
                  <text:p text:style-name="P73">Graphes</text:p>
                </text:list-item>
                <text:list-item>
                  <text:p text:style-name="P73">Fingerprints</text:p>
                  <text:p text:style-name="P14"/>
                </text:list-item>
              </text:list>
            </text:list-item>
          </text:list>
        </text:list-item>
        <text:list-item>
          <text:p text:style-name="P13">Conclusion</text:p>
        </text:list-item>
      </text:list>
      <text:p text:style-name="P78"/>
      <text:p text:style-name="P4">+ Enlever <text:span text:style-name="T13">matrice des distances inter atomiques complète</text:span></text:p>
      <text:p text:style-name="P5">+ Revoir homogénéisation DELTA_DIST</text:p>
      <text:p text:style-name="P6">+ 10<text:span text:style-name="T14">-15</text:span> → 10<text:span text:style-name="T14">-12</text:span></text:p>
      <text:p text:style-name="P74">+ Mise en page !</text:p>
      <text:p text:style-name="P7"><text:span text:style-name="T16">+ </text:span><text:span text:style-name="T15">Paramètres → hyperparamètres</text:span></text:p>
      <text:p text:style-name="P75">+ Planning</text:p>
      <text:p text:style-name="P77">+ Remerciements</text:p>
      <text:p text:style-name="P75"/>
      <text:p text:style-name="P76">Vendredi :</text:p>
      <text:list xml:id="list8021151733621577733" text:style-name="L2">
        <text:list-item>
          <text:p text:style-name="P79"><text:span text:style-name="T18">Perspectives</text:span></text:p>
        </text:list-item>
        <text:list-item>
          <text:p text:style-name="P79"><text:span text:style-name="T18">Automatisation</text:span></text:p>
          <text:p text:style-name="P79"><text:span text:style-name="T18"/></text:p>
        </text:list-item>
      </text:list>
      <text:p text:style-name="P80"><text:span text:style-name="T17">Samedi :</text:span></text:p>
      <text:list xml:id="list5300771843973979999" text:style-name="L4">
        <text:list-item>
          <text:p text:style-name="P81"><text:span text:style-name="T17">Introduction</text:span></text:p>
        </text:list-item>
        <text:list-item>
          <text:p text:style-name="P81"><text:span text:style-name="T17">Conclusion</text:span></text:p>
        </text:list-item>
        <text:list-item>
          <text:p text:style-name="P81"><text:span text:style-name="T17">Projet Quchempedia</text:span></text:p>
        </text:list-item>
        <text:list-item>
          <text:p text:style-name="P83"><text:span text:style-name="T17">Corrections remarques</text:span></text:p>
        </text:list-item>
      </text:list>
      <text:p text:style-name="P80"><text:span text:style-name="T17"/></text:p>
      <text:p text:style-name="P80"><text:span text:style-name="T17">Dimanche</text:span></text:p>
      <text:list xml:id="list2648418847153086568" text:style-name="L5">
        <text:list-item>
          <text:p text:style-name="P82"><text:span text:style-name="T17">Relecture</text:span></text:p>
        </text:list-item>
        <text:list-item>
          <text:p text:style-name="P82"><text:span text:style-name="T17">Mise en page</text:span></text:p>
        </text:list-item>
        <text:list-item>
          <text:p text:style-name="P84"><text:span text:style-name="T17">Entraînement soutenance</text:span></text:p>
          <text:p text:style-name="P82"><text:span text:style-name="T17"/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23T08:07:11.794280433</dc:date>
    <meta:editing-duration>P9DT14H50M56S</meta:editing-duration>
    <meta:editing-cycles>236</meta:editing-cycles>
    <meta:generator>LibreOffice/5.1.6.2$Linux_X86_64 LibreOffice_project/10m0$Build-2</meta:generator>
    <meta:document-statistic meta:table-count="0" meta:image-count="0" meta:object-count="0" meta:page-count="3" meta:paragraph-count="134" meta:word-count="563" meta:character-count="3699" meta:non-whitespace-character-count="3388"/>
  </office:meta>
</office:document-meta>
</file>